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2.819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ole-draw-aspect="1"/>
    </style:style>
  </office:automatic-styles>
  <office:body>
    <office:spreadsheet>
      <table:table table:name="DayCount" table:style-name="ta1">
        <table:shapes>
          <draw:frame draw:z-index="0" draw:style-name="gr1" svg:width="6.2988in" svg:height="3.5429in" svg:x="1.8173in" svg:y="4.913in">
            <draw:object draw:notify-on-update-of-ranges="DayCount.A1:DayCount.A1 DayCount.A2:DayCount.A32 DayCount.B1:DayCount.B1 DayCount.B2:DayCount.B3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Hill 270</text:p>
          </table:table-cell>
          <table:table-cell table:number-columns-repeated="4"/>
        </table:table-row>
        <table:table-row table:style-name="ro1">
          <table:table-cell office:value-type="date" office:date-value="2013-01-01">
            <text:p>01/01/13</text:p>
          </table:table-cell>
          <table:table-cell office:value-type="float" office:value="3">
            <text:p>3</text:p>
          </table:table-cell>
          <table:table-cell table:formula="of:=VLOOKUP(WEEKDAY([.A2]);[.$E$2:.$F$8];2;1)" office:value-type="string" office:string-value="Tuesday">
            <text:p>Tuesda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unday</text:p>
          </table:table-cell>
        </table:table-row>
        <table:table-row table:style-name="ro1">
          <table:table-cell office:value-type="date" office:date-value="2013-01-02">
            <text:p>01/02/13</text:p>
          </table:table-cell>
          <table:table-cell office:value-type="float" office:value="2">
            <text:p>2</text:p>
          </table:table-cell>
          <table:table-cell table:formula="of:=VLOOKUP(WEEKDAY([.A3]);[.$E$2:.$F$8];2;1)" office:value-type="string" office:string-value="Wednesday">
            <text:p>Wednesday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onday</text:p>
          </table:table-cell>
        </table:table-row>
        <table:table-row table:style-name="ro1">
          <table:table-cell office:value-type="date" office:date-value="2013-01-03">
            <text:p>01/03/13</text:p>
          </table:table-cell>
          <table:table-cell office:value-type="float" office:value="5">
            <text:p>5</text:p>
          </table:table-cell>
          <table:table-cell table:formula="of:=VLOOKUP(WEEKDAY([.A4]);[.$E$2:.$F$8];2;1)" office:value-type="string" office:string-value="Thursday">
            <text:p>Thursday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uesday</text:p>
          </table:table-cell>
        </table:table-row>
        <table:table-row table:style-name="ro1">
          <table:table-cell office:value-type="date" office:date-value="2013-01-04">
            <text:p>01/04/13</text:p>
          </table:table-cell>
          <table:table-cell office:value-type="float" office:value="1">
            <text:p>1</text:p>
          </table:table-cell>
          <table:table-cell table:formula="of:=VLOOKUP(WEEKDAY([.A5]);[.$E$2:.$F$8];2;1)" office:value-type="string" office:string-value="Friday">
            <text:p>Friday</text:p>
          </table:table-cell>
          <table:table-cell/>
          <table:table-cell office:value-type="float" office:value="4">
            <text:p>4</text:p>
          </table:table-cell>
          <table:table-cell office:value-type="string">
            <text:p>Wednesday</text:p>
          </table:table-cell>
        </table:table-row>
        <table:table-row table:style-name="ro1">
          <table:table-cell office:value-type="date" office:date-value="2013-01-05">
            <text:p>01/05/13</text:p>
          </table:table-cell>
          <table:table-cell office:value-type="float" office:value="0">
            <text:p>0</text:p>
          </table:table-cell>
          <table:table-cell table:formula="of:=VLOOKUP(WEEKDAY([.A6]);[.$E$2:.$F$8];2;1)" office:value-type="string" office:string-value="Saturday">
            <text:p>Saturday</text:p>
          </table:table-cell>
          <table:table-cell/>
          <table:table-cell office:value-type="float" office:value="5">
            <text:p>5</text:p>
          </table:table-cell>
          <table:table-cell office:value-type="string">
            <text:p>Thursday</text:p>
          </table:table-cell>
        </table:table-row>
        <table:table-row table:style-name="ro1">
          <table:table-cell office:value-type="date" office:date-value="2013-01-06">
            <text:p>01/06/13</text:p>
          </table:table-cell>
          <table:table-cell office:value-type="float" office:value="0">
            <text:p>0</text:p>
          </table:table-cell>
          <table:table-cell table:formula="of:=VLOOKUP(WEEKDAY([.A7]);[.$E$2:.$F$8];2;1)" office:value-type="string" office:string-value="Sunday">
            <text:p>Sunday</text:p>
          </table:table-cell>
          <table:table-cell/>
          <table:table-cell office:value-type="float" office:value="6">
            <text:p>6</text:p>
          </table:table-cell>
          <table:table-cell office:value-type="string">
            <text:p>Friday</text:p>
          </table:table-cell>
        </table:table-row>
        <table:table-row table:style-name="ro1">
          <table:table-cell office:value-type="date" office:date-value="2013-01-07">
            <text:p>01/07/13</text:p>
          </table:table-cell>
          <table:table-cell office:value-type="float" office:value="2">
            <text:p>2</text:p>
          </table:table-cell>
          <table:table-cell table:formula="of:=VLOOKUP(WEEKDAY([.A8]);[.$E$2:.$F$8];2;1)" office:value-type="string" office:string-value="Monday">
            <text:p>Monday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aturday</text:p>
          </table:table-cell>
        </table:table-row>
        <table:table-row table:style-name="ro1">
          <table:table-cell office:value-type="date" office:date-value="2013-01-08">
            <text:p>01/08/13</text:p>
          </table:table-cell>
          <table:table-cell office:value-type="float" office:value="1">
            <text:p>1</text:p>
          </table:table-cell>
          <table:table-cell table:formula="of:=VLOOKUP(WEEKDAY([.A9]);[.$E$2:.$F$8];2;1)" office:value-type="string" office:string-value="Tuesday">
            <text:p>Tuesday</text:p>
          </table:table-cell>
          <table:table-cell table:number-columns-repeated="3"/>
        </table:table-row>
        <table:table-row table:style-name="ro1">
          <table:table-cell office:value-type="date" office:date-value="2013-01-09">
            <text:p>01/09/13</text:p>
          </table:table-cell>
          <table:table-cell office:value-type="float" office:value="3">
            <text:p>3</text:p>
          </table:table-cell>
          <table:table-cell table:formula="of:=VLOOKUP(WEEKDAY([.A10]);[.$E$2:.$F$8];2;1)" office:value-type="string" office:string-value="Wednesday">
            <text:p>Wednesday</text:p>
          </table:table-cell>
          <table:table-cell table:number-columns-repeated="3"/>
        </table:table-row>
        <table:table-row table:style-name="ro1">
          <table:table-cell office:value-type="date" office:date-value="2013-01-10">
            <text:p>01/10/13</text:p>
          </table:table-cell>
          <table:table-cell office:value-type="float" office:value="3">
            <text:p>3</text:p>
          </table:table-cell>
          <table:table-cell table:formula="of:=VLOOKUP(WEEKDAY([.A11]);[.$E$2:.$F$8];2;1)" office:value-type="string" office:string-value="Thursday">
            <text:p>Thursday</text:p>
          </table:table-cell>
          <table:table-cell table:number-columns-repeated="3"/>
        </table:table-row>
        <table:table-row table:style-name="ro1">
          <table:table-cell office:value-type="date" office:date-value="2013-01-11">
            <text:p>01/11/13</text:p>
          </table:table-cell>
          <table:table-cell office:value-type="float" office:value="2">
            <text:p>2</text:p>
          </table:table-cell>
          <table:table-cell table:formula="of:=VLOOKUP(WEEKDAY([.A12]);[.$E$2:.$F$8];2;1)" office:value-type="string" office:string-value="Friday">
            <text:p>Friday</text:p>
          </table:table-cell>
          <table:table-cell table:number-columns-repeated="3"/>
        </table:table-row>
        <table:table-row table:style-name="ro1">
          <table:table-cell office:value-type="date" office:date-value="2013-01-12">
            <text:p>01/12/13</text:p>
          </table:table-cell>
          <table:table-cell office:value-type="float" office:value="0">
            <text:p>0</text:p>
          </table:table-cell>
          <table:table-cell table:formula="of:=VLOOKUP(WEEKDAY([.A13]);[.$E$2:.$F$8];2;1)" office:value-type="string" office:string-value="Saturday">
            <text:p>Saturday</text:p>
          </table:table-cell>
          <table:table-cell table:number-columns-repeated="3"/>
        </table:table-row>
        <table:table-row table:style-name="ro1">
          <table:table-cell office:value-type="date" office:date-value="2013-01-13">
            <text:p>01/13/13</text:p>
          </table:table-cell>
          <table:table-cell office:value-type="float" office:value="0">
            <text:p>0</text:p>
          </table:table-cell>
          <table:table-cell table:formula="of:=VLOOKUP(WEEKDAY([.A14]);[.$E$2:.$F$8];2;1)" office:value-type="string" office:string-value="Sunday">
            <text:p>Sunday</text:p>
          </table:table-cell>
          <table:table-cell table:number-columns-repeated="3"/>
        </table:table-row>
        <table:table-row table:style-name="ro1">
          <table:table-cell office:value-type="date" office:date-value="2013-01-14">
            <text:p>01/14/13</text:p>
          </table:table-cell>
          <table:table-cell office:value-type="float" office:value="3">
            <text:p>3</text:p>
          </table:table-cell>
          <table:table-cell table:formula="of:=VLOOKUP(WEEKDAY([.A15]);[.$E$2:.$F$8];2;1)" office:value-type="string" office:string-value="Monday">
            <text:p>Monday</text:p>
          </table:table-cell>
          <table:table-cell table:number-columns-repeated="3"/>
        </table:table-row>
        <table:table-row table:style-name="ro1">
          <table:table-cell office:value-type="date" office:date-value="2013-01-15">
            <text:p>01/15/13</text:p>
          </table:table-cell>
          <table:table-cell office:value-type="float" office:value="2">
            <text:p>2</text:p>
          </table:table-cell>
          <table:table-cell table:formula="of:=VLOOKUP(WEEKDAY([.A16]);[.$E$2:.$F$8];2;1)" office:value-type="string" office:string-value="Tuesday">
            <text:p>Tuesday</text:p>
          </table:table-cell>
          <table:table-cell table:number-columns-repeated="3"/>
        </table:table-row>
        <table:table-row table:style-name="ro1">
          <table:table-cell office:value-type="date" office:date-value="2013-01-16">
            <text:p>01/16/13</text:p>
          </table:table-cell>
          <table:table-cell office:value-type="float" office:value="4">
            <text:p>4</text:p>
          </table:table-cell>
          <table:table-cell table:formula="of:=VLOOKUP(WEEKDAY([.A17]);[.$E$2:.$F$8];2;1)" office:value-type="string" office:string-value="Wednesday">
            <text:p>Wednesday</text:p>
          </table:table-cell>
          <table:table-cell table:number-columns-repeated="3"/>
        </table:table-row>
        <table:table-row table:style-name="ro1">
          <table:table-cell office:value-type="date" office:date-value="2013-01-17">
            <text:p>01/17/13</text:p>
          </table:table-cell>
          <table:table-cell office:value-type="float" office:value="1">
            <text:p>1</text:p>
          </table:table-cell>
          <table:table-cell table:formula="of:=VLOOKUP(WEEKDAY([.A18]);[.$E$2:.$F$8];2;1)" office:value-type="string" office:string-value="Thursday">
            <text:p>Thursday</text:p>
          </table:table-cell>
          <table:table-cell table:number-columns-repeated="3"/>
        </table:table-row>
        <table:table-row table:style-name="ro1">
          <table:table-cell office:value-type="date" office:date-value="2013-01-18">
            <text:p>01/18/13</text:p>
          </table:table-cell>
          <table:table-cell office:value-type="float" office:value="2">
            <text:p>2</text:p>
          </table:table-cell>
          <table:table-cell table:formula="of:=VLOOKUP(WEEKDAY([.A19]);[.$E$2:.$F$8];2;1)" office:value-type="string" office:string-value="Friday">
            <text:p>Friday</text:p>
          </table:table-cell>
          <table:table-cell table:number-columns-repeated="3"/>
        </table:table-row>
        <table:table-row table:style-name="ro1">
          <table:table-cell office:value-type="date" office:date-value="2013-01-19">
            <text:p>01/19/13</text:p>
          </table:table-cell>
          <table:table-cell office:value-type="float" office:value="0">
            <text:p>0</text:p>
          </table:table-cell>
          <table:table-cell table:formula="of:=VLOOKUP(WEEKDAY([.A20]);[.$E$2:.$F$8];2;1)" office:value-type="string" office:string-value="Saturday">
            <text:p>Saturday</text:p>
          </table:table-cell>
          <table:table-cell table:number-columns-repeated="3"/>
        </table:table-row>
        <table:table-row table:style-name="ro1">
          <table:table-cell office:value-type="date" office:date-value="2013-01-20">
            <text:p>01/20/13</text:p>
          </table:table-cell>
          <table:table-cell office:value-type="float" office:value="0">
            <text:p>0</text:p>
          </table:table-cell>
          <table:table-cell table:formula="of:=VLOOKUP(WEEKDAY([.A21]);[.$E$2:.$F$8];2;1)" office:value-type="string" office:string-value="Sunday">
            <text:p>Sunday</text:p>
          </table:table-cell>
          <table:table-cell table:number-columns-repeated="3"/>
        </table:table-row>
        <table:table-row table:style-name="ro1">
          <table:table-cell office:value-type="date" office:date-value="2013-01-21">
            <text:p>01/21/13</text:p>
          </table:table-cell>
          <table:table-cell office:value-type="float" office:value="1">
            <text:p>1</text:p>
          </table:table-cell>
          <table:table-cell table:formula="of:=VLOOKUP(WEEKDAY([.A22]);[.$E$2:.$F$8];2;1)" office:value-type="string" office:string-value="Monday">
            <text:p>Monday</text:p>
          </table:table-cell>
          <table:table-cell table:number-columns-repeated="3"/>
        </table:table-row>
        <table:table-row table:style-name="ro1">
          <table:table-cell office:value-type="date" office:date-value="2013-01-22">
            <text:p>01/22/13</text:p>
          </table:table-cell>
          <table:table-cell office:value-type="float" office:value="3">
            <text:p>3</text:p>
          </table:table-cell>
          <table:table-cell table:formula="of:=VLOOKUP(WEEKDAY([.A23]);[.$E$2:.$F$8];2;1)" office:value-type="string" office:string-value="Tuesday">
            <text:p>Tuesday</text:p>
          </table:table-cell>
          <table:table-cell table:number-columns-repeated="3"/>
        </table:table-row>
        <table:table-row table:style-name="ro1">
          <table:table-cell office:value-type="date" office:date-value="2013-01-23">
            <text:p>01/23/13</text:p>
          </table:table-cell>
          <table:table-cell office:value-type="float" office:value="2">
            <text:p>2</text:p>
          </table:table-cell>
          <table:table-cell table:formula="of:=VLOOKUP(WEEKDAY([.A24]);[.$E$2:.$F$8];2;1)" office:value-type="string" office:string-value="Wednesday">
            <text:p>Wednesday</text:p>
          </table:table-cell>
          <table:table-cell table:number-columns-repeated="3"/>
        </table:table-row>
        <table:table-row table:style-name="ro1">
          <table:table-cell office:value-type="date" office:date-value="2013-01-24">
            <text:p>01/24/13</text:p>
          </table:table-cell>
          <table:table-cell office:value-type="float" office:value="6">
            <text:p>6</text:p>
          </table:table-cell>
          <table:table-cell table:formula="of:=VLOOKUP(WEEKDAY([.A25]);[.$E$2:.$F$8];2;1)" office:value-type="string" office:string-value="Thursday">
            <text:p>Thursday</text:p>
          </table:table-cell>
          <table:table-cell table:number-columns-repeated="3"/>
        </table:table-row>
        <table:table-row table:style-name="ro1">
          <table:table-cell office:value-type="date" office:date-value="2013-01-25">
            <text:p>01/25/13</text:p>
          </table:table-cell>
          <table:table-cell office:value-type="float" office:value="2">
            <text:p>2</text:p>
          </table:table-cell>
          <table:table-cell table:formula="of:=VLOOKUP(WEEKDAY([.A26]);[.$E$2:.$F$8];2;1)" office:value-type="string" office:string-value="Friday">
            <text:p>Friday</text:p>
          </table:table-cell>
          <table:table-cell table:number-columns-repeated="3"/>
        </table:table-row>
        <table:table-row table:style-name="ro1">
          <table:table-cell office:value-type="date" office:date-value="2013-01-26">
            <text:p>01/26/13</text:p>
          </table:table-cell>
          <table:table-cell office:value-type="float" office:value="1">
            <text:p>1</text:p>
          </table:table-cell>
          <table:table-cell table:formula="of:=VLOOKUP(WEEKDAY([.A27]);[.$E$2:.$F$8];2;1)" office:value-type="string" office:string-value="Saturday">
            <text:p>Saturday</text:p>
          </table:table-cell>
          <table:table-cell table:number-columns-repeated="3"/>
        </table:table-row>
        <table:table-row table:style-name="ro1">
          <table:table-cell office:value-type="date" office:date-value="2013-01-27">
            <text:p>01/27/13</text:p>
          </table:table-cell>
          <table:table-cell office:value-type="float" office:value="2">
            <text:p>2</text:p>
          </table:table-cell>
          <table:table-cell table:formula="of:=VLOOKUP(WEEKDAY([.A28]);[.$E$2:.$F$8];2;1)" office:value-type="string" office:string-value="Sunday">
            <text:p>Sunday</text:p>
          </table:table-cell>
          <table:table-cell table:number-columns-repeated="3"/>
        </table:table-row>
        <table:table-row table:style-name="ro1">
          <table:table-cell office:value-type="date" office:date-value="2013-01-28">
            <text:p>01/28/13</text:p>
          </table:table-cell>
          <table:table-cell office:value-type="float" office:value="3">
            <text:p>3</text:p>
          </table:table-cell>
          <table:table-cell table:formula="of:=VLOOKUP(WEEKDAY([.A29]);[.$E$2:.$F$8];2;1)" office:value-type="string" office:string-value="Monday">
            <text:p>Monday</text:p>
          </table:table-cell>
          <table:table-cell table:number-columns-repeated="3"/>
        </table:table-row>
        <table:table-row table:style-name="ro1">
          <table:table-cell office:value-type="date" office:date-value="2013-01-29">
            <text:p>01/29/13</text:p>
          </table:table-cell>
          <table:table-cell office:value-type="float" office:value="1">
            <text:p>1</text:p>
          </table:table-cell>
          <table:table-cell table:formula="of:=VLOOKUP(WEEKDAY([.A30]);[.$E$2:.$F$8];2;1)" office:value-type="string" office:string-value="Tuesday">
            <text:p>Tuesday</text:p>
          </table:table-cell>
          <table:table-cell table:number-columns-repeated="3"/>
        </table:table-row>
        <table:table-row table:style-name="ro1">
          <table:table-cell office:value-type="date" office:date-value="2013-01-30">
            <text:p>01/30/13</text:p>
          </table:table-cell>
          <table:table-cell office:value-type="float" office:value="2">
            <text:p>2</text:p>
          </table:table-cell>
          <table:table-cell table:formula="of:=VLOOKUP(WEEKDAY([.A31]);[.$E$2:.$F$8];2;1)" office:value-type="string" office:string-value="Wednesday">
            <text:p>Wednesday</text:p>
          </table:table-cell>
          <table:table-cell table:number-columns-repeated="3"/>
        </table:table-row>
        <table:table-row table:style-name="ro1">
          <table:table-cell office:value-type="date" office:date-value="2013-01-31">
            <text:p>01/31/13</text:p>
          </table:table-cell>
          <table:table-cell office:value-type="float" office:value="4">
            <text:p>4</text:p>
          </table:table-cell>
          <table:table-cell table:formula="of:=VLOOKUP(WEEKDAY([.A32]);[.$E$2:.$F$8];2;1)" office:value-type="string" office:string-value="Thursday">
            <text:p>Thursday</text:p>
          </table:table-cell>
          <table:table-cell table:number-columns-repeated="3"/>
        </table:table-row>
      </table:table>
      <table:table table:name="TotalTime" table:style-name="ta1">
        <table:shapes>
          <draw:frame draw:z-index="0" draw:style-name="gr1" svg:width="6.2988in" svg:height="3.5429in" svg:x="1.7957in" svg:y="0.0075in">
            <draw:object draw:notify-on-update-of-ranges="TotalTime.A1:TotalTime.A1 TotalTime.A2:TotalTime.A32 TotalTime.B1:TotalTime.B1 TotalTime.B2:TotalTime.B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otal Duration</text:p>
          </table:table-cell>
        </table:table-row>
        <table:table-row table:style-name="ro1">
          <table:table-cell office:value-type="date" office:date-value="2013-01-01">
            <text:p>01/01/13</text:p>
          </table:table-cell>
          <table:table-cell table:formula="of:=[DayCount.B2]*RANDBETWEEN(15;60)" office:value-type="float" office:value="72">
            <text:p>72</text:p>
          </table:table-cell>
        </table:table-row>
        <table:table-row table:style-name="ro1">
          <table:table-cell office:value-type="date" office:date-value="2013-01-02">
            <text:p>01/02/13</text:p>
          </table:table-cell>
          <table:table-cell table:formula="of:=[DayCount.B3]*RANDBETWEEN(15;60)" office:value-type="float" office:value="116">
            <text:p>116</text:p>
          </table:table-cell>
        </table:table-row>
        <table:table-row table:style-name="ro1">
          <table:table-cell office:value-type="date" office:date-value="2013-01-03">
            <text:p>01/03/13</text:p>
          </table:table-cell>
          <table:table-cell table:formula="of:=[DayCount.B4]*RANDBETWEEN(15;60)" office:value-type="float" office:value="135">
            <text:p>135</text:p>
          </table:table-cell>
        </table:table-row>
        <table:table-row table:style-name="ro1">
          <table:table-cell office:value-type="date" office:date-value="2013-01-04">
            <text:p>01/04/13</text:p>
          </table:table-cell>
          <table:table-cell table:formula="of:=[DayCount.B5]*RANDBETWEEN(15;60)" office:value-type="float" office:value="17">
            <text:p>17</text:p>
          </table:table-cell>
        </table:table-row>
        <table:table-row table:style-name="ro1">
          <table:table-cell office:value-type="date" office:date-value="2013-01-05">
            <text:p>01/05/13</text:p>
          </table:table-cell>
          <table:table-cell table:formula="of:=[DayCount.B6]*RANDBETWEEN(15;60)" office:value-type="float" office:value="0">
            <text:p>0</text:p>
          </table:table-cell>
        </table:table-row>
        <table:table-row table:style-name="ro1">
          <table:table-cell office:value-type="date" office:date-value="2013-01-06">
            <text:p>01/06/13</text:p>
          </table:table-cell>
          <table:table-cell table:formula="of:=[DayCount.B7]*RANDBETWEEN(15;60)" office:value-type="float" office:value="0">
            <text:p>0</text:p>
          </table:table-cell>
        </table:table-row>
        <table:table-row table:style-name="ro1">
          <table:table-cell office:value-type="date" office:date-value="2013-01-07">
            <text:p>01/07/13</text:p>
          </table:table-cell>
          <table:table-cell table:formula="of:=[DayCount.B8]*RANDBETWEEN(15;60)" office:value-type="float" office:value="58">
            <text:p>58</text:p>
          </table:table-cell>
        </table:table-row>
        <table:table-row table:style-name="ro1">
          <table:table-cell office:value-type="date" office:date-value="2013-01-08">
            <text:p>01/08/13</text:p>
          </table:table-cell>
          <table:table-cell table:formula="of:=[DayCount.B9]*RANDBETWEEN(15;60)" office:value-type="float" office:value="23">
            <text:p>23</text:p>
          </table:table-cell>
        </table:table-row>
        <table:table-row table:style-name="ro1">
          <table:table-cell office:value-type="date" office:date-value="2013-01-09">
            <text:p>01/09/13</text:p>
          </table:table-cell>
          <table:table-cell table:formula="of:=[DayCount.B10]*RANDBETWEEN(15;60)" office:value-type="float" office:value="87">
            <text:p>87</text:p>
          </table:table-cell>
        </table:table-row>
        <table:table-row table:style-name="ro1">
          <table:table-cell office:value-type="date" office:date-value="2013-01-10">
            <text:p>01/10/13</text:p>
          </table:table-cell>
          <table:table-cell table:formula="of:=[DayCount.B11]*RANDBETWEEN(15;60)" office:value-type="float" office:value="117">
            <text:p>117</text:p>
          </table:table-cell>
        </table:table-row>
        <table:table-row table:style-name="ro1">
          <table:table-cell office:value-type="date" office:date-value="2013-01-11">
            <text:p>01/11/13</text:p>
          </table:table-cell>
          <table:table-cell table:formula="of:=[DayCount.B12]*RANDBETWEEN(15;60)" office:value-type="float" office:value="60">
            <text:p>60</text:p>
          </table:table-cell>
        </table:table-row>
        <table:table-row table:style-name="ro1">
          <table:table-cell office:value-type="date" office:date-value="2013-01-12">
            <text:p>01/12/13</text:p>
          </table:table-cell>
          <table:table-cell table:formula="of:=[DayCount.B13]*RANDBETWEEN(15;60)" office:value-type="float" office:value="0">
            <text:p>0</text:p>
          </table:table-cell>
        </table:table-row>
        <table:table-row table:style-name="ro1">
          <table:table-cell office:value-type="date" office:date-value="2013-01-13">
            <text:p>01/13/13</text:p>
          </table:table-cell>
          <table:table-cell table:formula="of:=[DayCount.B14]*RANDBETWEEN(15;60)" office:value-type="float" office:value="0">
            <text:p>0</text:p>
          </table:table-cell>
        </table:table-row>
        <table:table-row table:style-name="ro1">
          <table:table-cell office:value-type="date" office:date-value="2013-01-14">
            <text:p>01/14/13</text:p>
          </table:table-cell>
          <table:table-cell table:formula="of:=[DayCount.B15]*RANDBETWEEN(15;60)" office:value-type="float" office:value="165">
            <text:p>165</text:p>
          </table:table-cell>
        </table:table-row>
        <table:table-row table:style-name="ro1">
          <table:table-cell office:value-type="date" office:date-value="2013-01-15">
            <text:p>01/15/13</text:p>
          </table:table-cell>
          <table:table-cell table:formula="of:=[DayCount.B16]*RANDBETWEEN(15;60)" office:value-type="float" office:value="96">
            <text:p>96</text:p>
          </table:table-cell>
        </table:table-row>
        <table:table-row table:style-name="ro1">
          <table:table-cell office:value-type="date" office:date-value="2013-01-16">
            <text:p>01/16/13</text:p>
          </table:table-cell>
          <table:table-cell table:formula="of:=[DayCount.B17]*RANDBETWEEN(15;60)" office:value-type="float" office:value="200">
            <text:p>200</text:p>
          </table:table-cell>
        </table:table-row>
        <table:table-row table:style-name="ro1">
          <table:table-cell office:value-type="date" office:date-value="2013-01-17">
            <text:p>01/17/13</text:p>
          </table:table-cell>
          <table:table-cell table:formula="of:=[DayCount.B18]*RANDBETWEEN(15;60)" office:value-type="float" office:value="60">
            <text:p>60</text:p>
          </table:table-cell>
        </table:table-row>
        <table:table-row table:style-name="ro1">
          <table:table-cell office:value-type="date" office:date-value="2013-01-18">
            <text:p>01/18/13</text:p>
          </table:table-cell>
          <table:table-cell table:formula="of:=[DayCount.B19]*RANDBETWEEN(15;60)" office:value-type="float" office:value="64">
            <text:p>64</text:p>
          </table:table-cell>
        </table:table-row>
        <table:table-row table:style-name="ro1">
          <table:table-cell office:value-type="date" office:date-value="2013-01-19">
            <text:p>01/19/13</text:p>
          </table:table-cell>
          <table:table-cell table:formula="of:=[DayCount.B20]*RANDBETWEEN(15;60)" office:value-type="float" office:value="0">
            <text:p>0</text:p>
          </table:table-cell>
        </table:table-row>
        <table:table-row table:style-name="ro1">
          <table:table-cell office:value-type="date" office:date-value="2013-01-20">
            <text:p>01/20/13</text:p>
          </table:table-cell>
          <table:table-cell table:formula="of:=[DayCount.B21]*RANDBETWEEN(15;60)" office:value-type="float" office:value="0">
            <text:p>0</text:p>
          </table:table-cell>
        </table:table-row>
        <table:table-row table:style-name="ro1">
          <table:table-cell office:value-type="date" office:date-value="2013-01-21">
            <text:p>01/21/13</text:p>
          </table:table-cell>
          <table:table-cell table:formula="of:=[DayCount.B22]*RANDBETWEEN(15;60)" office:value-type="float" office:value="42">
            <text:p>42</text:p>
          </table:table-cell>
        </table:table-row>
        <table:table-row table:style-name="ro1">
          <table:table-cell office:value-type="date" office:date-value="2013-01-22">
            <text:p>01/22/13</text:p>
          </table:table-cell>
          <table:table-cell table:formula="of:=[DayCount.B23]*RANDBETWEEN(15;60)" office:value-type="float" office:value="93">
            <text:p>93</text:p>
          </table:table-cell>
        </table:table-row>
        <table:table-row table:style-name="ro1">
          <table:table-cell office:value-type="date" office:date-value="2013-01-23">
            <text:p>01/23/13</text:p>
          </table:table-cell>
          <table:table-cell table:formula="of:=[DayCount.B24]*RANDBETWEEN(15;60)" office:value-type="float" office:value="108">
            <text:p>108</text:p>
          </table:table-cell>
        </table:table-row>
        <table:table-row table:style-name="ro1">
          <table:table-cell office:value-type="date" office:date-value="2013-01-24">
            <text:p>01/24/13</text:p>
          </table:table-cell>
          <table:table-cell table:formula="of:=[DayCount.B25]*RANDBETWEEN(15;60)" office:value-type="float" office:value="204">
            <text:p>204</text:p>
          </table:table-cell>
        </table:table-row>
        <table:table-row table:style-name="ro1">
          <table:table-cell office:value-type="date" office:date-value="2013-01-25">
            <text:p>01/25/13</text:p>
          </table:table-cell>
          <table:table-cell table:formula="of:=[DayCount.B26]*RANDBETWEEN(15;60)" office:value-type="float" office:value="98">
            <text:p>98</text:p>
          </table:table-cell>
        </table:table-row>
        <table:table-row table:style-name="ro1">
          <table:table-cell office:value-type="date" office:date-value="2013-01-26">
            <text:p>01/26/13</text:p>
          </table:table-cell>
          <table:table-cell table:formula="of:=[DayCount.B27]*RANDBETWEEN(15;60)" office:value-type="float" office:value="41">
            <text:p>41</text:p>
          </table:table-cell>
        </table:table-row>
        <table:table-row table:style-name="ro1">
          <table:table-cell office:value-type="date" office:date-value="2013-01-27">
            <text:p>01/27/13</text:p>
          </table:table-cell>
          <table:table-cell table:formula="of:=[DayCount.B28]*RANDBETWEEN(15;60)" office:value-type="float" office:value="76">
            <text:p>76</text:p>
          </table:table-cell>
        </table:table-row>
        <table:table-row table:style-name="ro1">
          <table:table-cell office:value-type="date" office:date-value="2013-01-28">
            <text:p>01/28/13</text:p>
          </table:table-cell>
          <table:table-cell table:formula="of:=[DayCount.B29]*RANDBETWEEN(15;60)" office:value-type="float" office:value="87">
            <text:p>87</text:p>
          </table:table-cell>
        </table:table-row>
        <table:table-row table:style-name="ro1">
          <table:table-cell office:value-type="date" office:date-value="2013-01-29">
            <text:p>01/29/13</text:p>
          </table:table-cell>
          <table:table-cell table:formula="of:=[DayCount.B30]*RANDBETWEEN(15;60)" office:value-type="float" office:value="15">
            <text:p>15</text:p>
          </table:table-cell>
        </table:table-row>
        <table:table-row table:style-name="ro1">
          <table:table-cell office:value-type="date" office:date-value="2013-01-30">
            <text:p>01/30/13</text:p>
          </table:table-cell>
          <table:table-cell table:formula="of:=[DayCount.B31]*RANDBETWEEN(15;60)" office:value-type="float" office:value="38">
            <text:p>38</text:p>
          </table:table-cell>
        </table:table-row>
        <table:table-row table:style-name="ro1">
          <table:table-cell office:value-type="date" office:date-value="2013-01-31">
            <text:p>01/31/13</text:p>
          </table:table-cell>
          <table:table-cell table:formula="of:=[DayCount.B32]*RANDBETWEEN(15;60)" office:value-type="float" office:value="60">
            <text:p>60</text:p>
          </table:table-cell>
        </table:table-row>
      </table:table>
      <table:table table:name="DayOfWeek" table:style-name="ta1">
        <table:shapes>
          <draw:frame draw:z-index="0" draw:style-name="gr1" svg:width="6.2988in" svg:height="3.5429in" svg:x="5.2382in" svg:y="0.0394in">
            <draw:object draw:notify-on-update-of-ranges="DayOfWeek.A1:DayOfWeek.A1 DayOfWeek.A2:DayOfWeek.A8 DayOfWeek.B1:DayOfWeek.B1 DayOfWeek.B2:DayOfWeek.B8 DayOfWeek.C1:DayOfWeek.C1 DayOfWeek.C2:DayOfWeek.C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Day of Week</text:p>
          </table:table-cell>
          <table:table-cell office:value-type="string">
            <text:p>Average Times Opened</text:p>
          </table:table-cell>
          <table:table-cell office:value-type="string">
            <text:p>Average Duration Opened</text:p>
          </table:table-cell>
        </table:table-row>
        <table:table-row table:style-name="ro1">
          <table:table-cell office:value-type="string">
            <text:p>Monday</text:p>
          </table:table-cell>
          <table:table-cell office:value-type="float" office:value="2.4">
            <text:p>2.4</text:p>
          </table:table-cell>
          <table:table-cell office:value-type="float" office:value="34.2">
            <text:p>34.2</text:p>
          </table:table-cell>
        </table:table-row>
        <table:table-row table:style-name="ro1">
          <table:table-cell office:value-type="string">
            <text:p>Tuesday</text:p>
          </table:table-cell>
          <table:table-cell office:value-type="float" office:value="1.7">
            <text:p>1.7</text:p>
          </table:table-cell>
          <table:table-cell office:value-type="float" office:value="17.9">
            <text:p>17.9</text:p>
          </table:table-cell>
        </table:table-row>
        <table:table-row table:style-name="ro1">
          <table:table-cell office:value-type="string">
            <text:p>Wednesday</text:p>
          </table:table-cell>
          <table:table-cell office:value-type="float" office:value="3.3">
            <text:p>3.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string">
            <text:p>Thursday</text:p>
          </table:table-cell>
          <table:table-cell office:value-type="float" office:value="5.4">
            <text:p>5.4</text:p>
          </table:table-cell>
          <table:table-cell office:value-type="float" office:value="39.2">
            <text:p>39.2</text:p>
          </table:table-cell>
        </table:table-row>
        <table:table-row table:style-name="ro1">
          <table:table-cell office:value-type="string">
            <text:p>Friday</text:p>
          </table:table-cell>
          <table:table-cell office:value-type="float" office:value="2.1">
            <text:p>2.1</text:p>
          </table:table-cell>
          <table:table-cell office:value-type="float" office:value="71.5">
            <text:p>71.5</text:p>
          </table:table-cell>
        </table:table-row>
        <table:table-row table:style-name="ro1">
          <table:table-cell office:value-type="string">
            <text:p>Saturday</text:p>
          </table:table-cell>
          <table:table-cell office:value-type="float" office:value="0.8">
            <text:p>0.8</text:p>
          </table:table-cell>
          <table:table-cell office:value-type="float" office:value="38.1">
            <text:p>38.1</text:p>
          </table:table-cell>
        </table:table-row>
        <table:table-row table:style-name="ro1">
          <table:table-cell office:value-type="string">
            <text:p>Sunday</text:p>
          </table:table-cell>
          <table:table-cell office:value-type="float" office:value="1.1">
            <text:p>1.1</text:p>
          </table:table-cell>
          <table:table-cell office:value-type="float" office:value="19.9">
            <text:p>19.9</text:p>
          </table:table-cell>
        </table:table-row>
        <table:table-row table:style-name="ro1" table:number-rows-repeated="2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Moore</meta:initial-creator>
    <meta:creation-date>2013-02-06T20:47:36</meta:creation-date>
    <dc:date>2013-02-06T21:09:49</dc:date>
    <dc:creator>Robert Moore</dc:creator>
    <meta:editing-duration>PT12M14S</meta:editing-duration>
    <meta:editing-cycles>5</meta:editing-cycles>
    <meta:generator>LibreOffice/3.6$Linux_X86_64 LibreOffice_project/360m1$Build-2</meta:generator>
    <meta:document-statistic meta:table-count="3" meta:cell-count="19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Open Count for Hill 270</text:p>
        </chart:title>
        <chart:subtitle svg:x="5.879cm" svg:y="1.275cm" chart:style-name="ch3">
          <text:p>Detail for January, 2013</text:p>
        </chart:subtitle>
        <chart:legend chart:legend-position="end" svg:x="14.107cm" svg:y="4.201cm" style:legend-expansion="high" chart:style-name="ch4"/>
        <chart:plot-area chart:style-name="ch5" table:cell-range-address="DayCount.A1:DayCount.B32" chart:data-source-has-labels="both" svg:x="1.331cm" svg:y="2.318cm" svg:width="12.136cm" svg:height="5.521cm">
          <chartooo:coordinate-region svg:x="1.813cm" svg:y="2.518cm" svg:width="11.654cm" svg:height="4.674cm"/>
          <chart:axis chart:dimension="x" chart:name="primary-x" chart:style-name="ch6" chartooo:axis-type="auto">
            <chartooo:date-scale/>
            <chart:title svg:x="6.998cm" svg:y="8.019cm" chart:style-name="ch7">
              <text:p>Date</text:p>
            </chart:title>
            <chart:categories table:cell-range-address="DayCount.A2:DayCount.A32"/>
          </chart:axis>
          <chart:axis chart:dimension="y" chart:name="primary-y" chart:style-name="ch8">
            <chart:title svg:x="0.451cm" svg:y="6.008cm" chart:style-name="ch9">
              <text:p>Times Open</text:p>
            </chart:title>
            <chart:grid chart:style-name="ch10" chart:class="major"/>
          </chart:axis>
          <chart:series chart:style-name="ch11" chart:values-cell-range-address="DayCount.B2:DayCount.B32" chart:label-cell-address="DayCount.B1:DayCount.B1" chart:class="chart:ba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ll 270</text:p>
                <draw:g>
                  <svg:desc>DayCount.B1:DayCount.B1</svg:desc>
                </draw:g>
              </table:table-cell>
            </table:table-row>
          </table:table-header-rows>
          <table:table-rows>
            <table:table-row>
              <table:table-cell office:value-type="float" office:value="41275">
                <text:p>41280</text:p>
                <draw:g>
                  <svg:desc>DayCount.A2:DayCount.A32</svg:desc>
                </draw:g>
              </table:table-cell>
              <table:table-cell office:value-type="float" office:value="3">
                <text:p>3</text:p>
                <draw:g>
                  <svg:desc>DayCount.B2:DayCount.B32</svg:desc>
                </draw:g>
              </table:table-cell>
            </table:table-row>
            <table:table-row>
              <table:table-cell office:value-type="float" office:value="41276">
                <text:p>41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278">
                <text:p>41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79">
                <text:p>4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80">
                <text:p>4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81">
                <text:p>41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282">
                <text:p>41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83">
                <text:p>412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284">
                <text:p>412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285">
                <text:p>41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286">
                <text:p>4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87">
                <text:p>4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88">
                <text:p>412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289">
                <text:p>41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290">
                <text:p>412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291">
                <text:p>41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92">
                <text:p>41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293">
                <text:p>4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94">
                <text:p>4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95">
                <text:p>41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96">
                <text:p>41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297">
                <text:p>41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298">
                <text:p>41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299">
                <text:p>41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301">
                <text:p>41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302">
                <text:p>41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303">
                <text:p>41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304">
                <text:p>41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305">
                <text:p>413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9cm" svg:y="0.316cm" chart:style-name="ch2">
          <text:p>Total Time Hill 270 Open</text:p>
        </chart:title>
        <chart:subtitle svg:x="5.879cm" svg:y="1.275cm" chart:style-name="ch3">
          <text:p>Detail for January, 2013</text:p>
        </chart:subtitle>
        <chart:legend chart:legend-position="end" svg:x="13.102cm" svg:y="4.201cm" style:legend-expansion="high" chart:style-name="ch4"/>
        <chart:plot-area chart:style-name="ch5" table:cell-range-address="TotalTime.A1:TotalTime.B32" chart:data-source-has-labels="both" svg:x="1.331cm" svg:y="2.318cm" svg:width="11.131cm" svg:height="5.521cm">
          <chartooo:coordinate-region svg:x="2.138cm" svg:y="2.517cm" svg:width="10.324cm" svg:height="4.675cm"/>
          <chart:axis chart:dimension="x" chart:name="primary-x" chart:style-name="ch6" chartooo:axis-type="auto">
            <chartooo:date-scale/>
            <chart:title svg:x="6.495cm" svg:y="8.019cm" chart:style-name="ch7">
              <text:p>Date</text:p>
            </chart:title>
            <chart:categories table:cell-range-address="TotalTime.A2:TotalTime.A32"/>
          </chart:axis>
          <chart:axis chart:dimension="y" chart:name="primary-y" chart:style-name="ch8">
            <chart:title svg:x="0.451cm" svg:y="6.538cm" chart:style-name="ch9">
              <text:p>Total Minutes Open</text:p>
            </chart:title>
            <chart:grid chart:style-name="ch10" chart:class="major"/>
          </chart:axis>
          <chart:series chart:style-name="ch11" chart:values-cell-range-address="TotalTime.B2:TotalTime.B32" chart:label-cell-address="TotalTime.B1:TotalTime.B1" chart:class="chart:ba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Duration</text:p>
                <draw:g>
                  <svg:desc>TotalTime.B1:TotalTime.B1</svg:desc>
                </draw:g>
              </table:table-cell>
            </table:table-row>
          </table:table-header-rows>
          <table:table-rows>
            <table:table-row>
              <table:table-cell office:value-type="float" office:value="41275">
                <text:p>41280</text:p>
                <draw:g>
                  <svg:desc>TotalTime.A2:TotalTime.A32</svg:desc>
                </draw:g>
              </table:table-cell>
              <table:table-cell office:value-type="float" office:value="60">
                <text:p>60</text:p>
                <draw:g>
                  <svg:desc>TotalTime.B2:TotalTime.B32</svg:desc>
                </draw:g>
              </table:table-cell>
            </table:table-row>
            <table:table-row>
              <table:table-cell office:value-type="float" office:value="41276">
                <text:p>4128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1278">
                <text:p>4128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279">
                <text:p>4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80">
                <text:p>4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81">
                <text:p>412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1282">
                <text:p>412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283">
                <text:p>412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1284">
                <text:p>412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1285">
                <text:p>4129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286">
                <text:p>4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87">
                <text:p>4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88">
                <text:p>4129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1289">
                <text:p>4129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1290">
                <text:p>4129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1291">
                <text:p>412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292">
                <text:p>4129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293">
                <text:p>4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94">
                <text:p>4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95">
                <text:p>413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1296">
                <text:p>4130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297">
                <text:p>413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1298">
                <text:p>4130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41299">
                <text:p>413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301">
                <text:p>413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302">
                <text:p>413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1303">
                <text:p>413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1304">
                <text:p>413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305">
                <text:p>41310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6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7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minimum="0" chart:maximum="8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>
      <style:graphic-properties svg:stroke-color="#b3b3b3"/>
    </style:style>
    <style:style style:name="ch13" style:family="chart" style:data-style-name="N0">
      <style:chart-properties chart:display-label="true" chart:logarithmic="false" chart:minimum="0" chart:maximum="80" chart:interval-major="1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92cm" svg:y="0.316cm" chart:style-name="ch2">
          <text:p>Average by Day for Hill 270</text:p>
        </chart:title>
        <chart:subtitle svg:x="6.554cm" svg:y="1.275cm" chart:style-name="ch3">
          <text:p>Oct - Dec, 2012</text:p>
        </chart:subtitle>
        <chart:legend chart:legend-position="end" svg:x="11.303cm" svg:y="3.952cm" style:legend-expansion="high" chart:style-name="ch4"/>
        <chart:plot-area chart:style-name="ch5" table:cell-range-address="DayOfWeek.A1:DayOfWeek.C8" chart:data-source-has-labels="both" svg:x="1.331cm" svg:y="2.879cm" svg:width="8.771cm" svg:height="4.96cm">
          <chartooo:coordinate-region svg:x="1.767cm" svg:y="3.078cm" svg:width="7.713cm" svg:height="3.716cm"/>
          <chart:axis chart:dimension="x" chart:name="primary-x" chart:style-name="ch6" chartooo:axis-type="auto">
            <chartooo:date-scale/>
            <chart:title svg:x="4.746cm" svg:y="8.019cm" chart:style-name="ch7">
              <text:p>Day of Week</text:p>
            </chart:title>
            <chart:categories table:cell-range-address="DayOfWeek.A2:DayOfWeek.A8"/>
          </chart:axis>
          <chart:axis chart:dimension="x" chart:name="secondary-x" chart:style-name="ch8">
            <chart:title svg:x="4.746cm" svg:y="2.139cm" chart:style-name="ch9">
              <text:p>Day of Week</text:p>
            </chart:title>
          </chart:axis>
          <chart:axis chart:dimension="y" chart:name="primary-y" chart:style-name="ch10">
            <chart:title svg:x="0.451cm" svg:y="6.938cm" chart:style-name="ch11">
              <text:p>Average Times Open</text:p>
            </chart:title>
            <chart:grid chart:style-name="ch12" chart:class="major"/>
          </chart:axis>
          <chart:axis chart:dimension="y" chart:name="secondary-y" chart:style-name="ch13">
            <chart:title svg:x="10.422cm" svg:y="6.422cm" chart:style-name="ch11">
              <text:p>Minutes Open</text:p>
            </chart:title>
          </chart:axis>
          <chart:series chart:attached-axis="primary-y" chart:style-name="ch14" chart:values-cell-range-address="DayOfWeek.B2:DayOfWeek.B8" chart:label-cell-address="DayOfWeek.B1:DayOfWeek.B1" chart:class="chart:bar">
            <chart:data-point chart:repeated="7"/>
          </chart:series>
          <chart:series chart:attached-axis="secondary-y" chart:style-name="ch15" chart:values-cell-range-address="DayOfWeek.C2:DayOfWeek.C8" chart:label-cell-address="DayOfWeek.C1:DayOfWeek.C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imes Opened</text:p>
                <draw:g>
                  <svg:desc>DayOfWeek.B1:DayOfWeek.B1</svg:desc>
                </draw:g>
              </table:table-cell>
              <table:table-cell office:value-type="string">
                <text:p>Average Duration Opened</text:p>
                <draw:g>
                  <svg:desc>DayOfWeek.C1:DayOfWeek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day</text:p>
                <draw:g>
                  <svg:desc>DayOfWeek.A2:DayOfWeek.A8</svg:desc>
                </draw:g>
              </table:table-cell>
              <table:table-cell office:value-type="float" office:value="2.4">
                <text:p>2.4</text:p>
                <draw:g>
                  <svg:desc>DayOfWeek.B2:DayOfWeek.B8</svg:desc>
                </draw:g>
              </table:table-cell>
              <table:table-cell office:value-type="float" office:value="34.2">
                <text:p>34.2</text:p>
                <draw:g>
                  <svg:desc>DayOfWeek.C2:DayOfWeek.C8</svg:desc>
                </draw:g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1.7">
                <text:p>1.7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3.3">
                <text:p>3.3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5.4">
                <text:p>5.4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2.1">
                <text:p>2.1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0.8">
                <text:p>0.8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1.1">
                <text:p>1.1</text:p>
              </table:table-cell>
              <table:table-cell office:value-type="float" office:value="19.9">
                <text:p>19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